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5.288cm" svg:x="5.853cm" svg:y="8.23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018cm" svg:height="2.794cm" svg:x="3.175cm" svg:y="2.143cm">
          <text:p text:style-name="P1">Exchang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905cm" svg:height="1.143cm" svg:x="3.159cm" svg:y="6.334cm">
          <text:p text:style-name="P2"><text:span text:style-name="T1">Tick</text:span></text:p>
          <text:p text:style-name="P2"><text:span text:style-name="T1">Handl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78cm" svg:height="1.143cm" svg:x="3.221cm" svg:y="9.934cm">
          <text:p text:style-name="P2"><text:span text:style-name="T1">Pricing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121cm" svg:y1="4.937cm" svg:x2="4.121cm" svg:y2="6.334cm">
          <text:p/>
        </draw:line>
        <draw:custom-shape draw:style-name="gr2" draw:text-style-name="P2" xml:id="id2" draw:id="id2" draw:layer="layout" svg:width="2.68cm" svg:height="1.143cm" svg:x="6.048cm" svg:y="10.039cm">
          <text:p text:style-name="P2"><text:span text:style-name="T1">Bar</text:span></text:p>
          <text:p text:style-name="P2"><text:span text:style-name="T1">Aggreg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3cm" svg:height="1.143cm" svg:x="9.536cm" svg:y="8.682cm">
          <text:p text:style-name="P2"><text:span text:style-name="T1">M_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143cm" svg:height="1.143cm" svg:x="9.536cm" svg:y="10.106cm">
          <text:p text:style-name="P2"><text:span text:style-name="T1">M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43cm" svg:height="1.143cm" svg:x="9.563cm" svg:y="11.838cm">
          <text:p text:style-name="P2"><text:span text:style-name="T1">M_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774cm" svg:y1="10.606cm" svg:x2="9.536cm" svg:y2="9.209cm">
          <text:p/>
        </draw:line>
        <draw:line draw:style-name="gr3" draw:text-style-name="P1" draw:layer="layout" svg:x1="8.774cm" svg:y1="10.606cm" svg:x2="9.663cm" svg:y2="10.606cm">
          <text:p/>
        </draw:line>
        <draw:line draw:style-name="gr3" draw:text-style-name="P1" draw:layer="layout" svg:x1="8.774cm" svg:y1="10.606cm" svg:x2="9.536cm" svg:y2="12.384cm">
          <text:p/>
        </draw:line>
        <draw:line draw:style-name="gr3" draw:text-style-name="P1" draw:layer="layout" svg:x1="10.679cm" svg:y1="9.209cm" svg:x2="13.827cm" svg:y2="9.258cm">
          <text:p/>
        </draw:line>
        <draw:line draw:style-name="gr3" draw:text-style-name="P1" draw:layer="layout" svg:x1="10.679cm" svg:y1="10.709cm" svg:x2="13.827cm" svg:y2="10.782cm">
          <text:p/>
        </draw:line>
        <draw:line draw:style-name="gr3" draw:text-style-name="P1" draw:layer="layout" svg:x1="10.679cm" svg:y1="12.409cm" svg:x2="13.827cm" svg:y2="12.433cm">
          <text:p/>
        </draw:line>
        <draw:frame draw:style-name="gr4" draw:text-style-name="P3" draw:layer="layout" svg:width="3.429cm" svg:height="0.885cm" svg:x="5.634cm" svg:y="8.139cm">
          <draw:text-box>
            <text:p text:style-name="P3"><text:span text:style-name="T1">Modeling</text:span></text:p>
          </draw:text-box>
        </draw:frame>
        <draw:custom-shape draw:style-name="gr2" draw:text-style-name="P2" xml:id="id4" draw:id="id4" draw:layer="layout" svg:width="3.159cm" svg:height="5.083cm" svg:x="13.827cm" svg:y="8.62cm">
          <text:p text:style-name="P2"><text:span text:style-name="T1">Theo/Signal</text:span></text:p>
          <text:p text:style-name="P2"><text:span text:style-name="T1">Aggregation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725cm" svg:height="0.649cm" svg:x="11.16cm" svg:y="9.749cm">
          <draw:text-box>
            <text:p><text:span text:style-name="T2">Theos/Signals</text:span></text:p>
          </draw:text-box>
        </draw:frame>
        <draw:custom-shape draw:style-name="gr6" draw:text-style-name="P1" draw:layer="layout" svg:width="1.905cm" svg:height="1.397cm" svg:x="14.135cm" svg:y="11.0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1.397cm" svg:x="14.435cm" svg:y="11.3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397cm" svg:x="14.735cm" svg:y="11.639cm">
          <text:p text:style-name="P1"><text:span text:style-name="T1">Strategy</text:span></text:p>
          <text:p text:style-name="P1"><text:span text:style-name="T1">Rul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59cm" svg:height="5.845cm" svg:x="17.827cm" svg:y="7.858cm">
          <text:p text:style-name="P2"><text:span text:style-name="T1">Execution</text:span></text:p>
          <text:p text:style-name="P2"><text:span text:style-name="T1">Lay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002cm" svg:y1="10.655cm" svg:x2="17.891cm" svg:y2="10.655cm">
          <text:p/>
        </draw:line>
        <draw:custom-shape draw:style-name="gr2" draw:text-style-name="P2" draw:layer="layout" svg:width="3.175cm" svg:height="1.524cm" svg:x="13.827cm" svg:y="6.015cm">
          <text:p text:style-name="P2"><text:span text:style-name="T1">Inventory</text:span></text:p>
          <text:p text:style-name="P2"><text:span text:style-name="T1">Manag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59cm" svg:height="1.908cm" svg:x="17.827cm" svg:y="5.995cm">
          <text:p text:style-name="P2"><text:span text:style-name="T1">Execution</text:span></text:p>
          <text:p text:style-name="P2"><text:span text:style-name="T1">Risk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151cm" svg:y1="7.604cm" svg:x2="16.151cm" svg:y2="8.62cm">
          <text:p/>
        </draw:line>
        <draw:line draw:style-name="gr3" draw:text-style-name="P1" draw:layer="layout" svg:x1="19.923cm" svg:y1="4.937cm" svg:x2="19.923cm" svg:y2="6.08cm">
          <text:p/>
        </draw:line>
        <draw:line draw:style-name="gr3" draw:text-style-name="P1" draw:layer="layout" svg:x1="18.526cm" svg:y1="5.953cm" svg:x2="18.526cm" svg:y2="4.937cm">
          <text:p/>
        </draw:line>
        <draw:line draw:style-name="gr3" draw:text-style-name="P1" draw:layer="layout" svg:x1="17.002cm" svg:y1="6.315cm" svg:x2="17.891cm" svg:y2="6.315cm">
          <text:p/>
        </draw:line>
        <draw:line draw:style-name="gr3" draw:text-style-name="P1" draw:layer="layout" svg:x1="17.764cm" svg:y1="7.096cm" svg:x2="17.002cm" svg:y2="7.096cm">
          <text:p/>
        </draw:line>
        <draw:connector draw:style-name="gr3" draw:text-style-name="P1" xml:id="id3" draw:id="id3" draw:layer="layout" svg:x1="4.999cm" svg:y1="10.505cm" svg:x2="7.388cm" svg:y2="10.039cm" draw:start-shape="id1" draw:start-glue-point="1" draw:end-shape="id2" draw:end-glue-point="0" svg:d="M4999 10505h525v-968h1864v502" svg:viewBox="0 0 2390 969">
          <text:p/>
        </draw:connector>
        <draw:connector draw:style-name="gr3" draw:text-style-name="P1" draw:layer="layout" draw:line-skew="-0.387cm" svg:x1="5.524cm" svg:y1="9.537cm" svg:x2="15.406cm" svg:y2="8.62cm" draw:start-shape="id3" draw:start-glue-point="2" draw:end-shape="id4" svg:d="M5524 9537v-1806h9882v889" svg:viewBox="0 0 9883 1807">
          <text:p/>
        </draw:connector>
        <draw:connector draw:style-name="gr3" draw:text-style-name="P1" draw:layer="layout" svg:x1="5.064cm" svg:y1="6.905cm" svg:x2="17.849cm" svg:y2="7.734cm" draw:start-shape="id5" draw:start-glue-point="1" svg:d="M5064 6905h6643v829h6142" svg:viewBox="0 0 12786 830">
          <text:p/>
        </draw:connector>
        <draw:connector draw:style-name="gr3" draw:text-style-name="P1" draw:layer="layout" svg:x1="4.111cm" svg:y1="7.477cm" svg:x2="4.11cm" svg:y2="9.934cm" draw:start-shape="id5" draw:start-glue-point="2" draw:end-shape="id1" draw:end-glue-point="0" svg:d="M4111 7477v1228h-1v1229" svg:viewBox="0 0 2 2458">
          <text:p/>
        </draw:connector>
        <draw:custom-shape draw:style-name="gr2" draw:text-style-name="P1" xml:id="id6" draw:id="id6" draw:layer="layout" svg:width="2.032cm" svg:height="3.81cm" svg:x="1.762cm" svg:y="14.716cm">
          <text:p text:style-name="P1">Tick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3.794cm" svg:y1="16.621cm" svg:x2="5.926cm" svg:y2="17.567cm" draw:start-shape="id6" draw:start-glue-point="8" draw:end-shape="id7" draw:end-glue-point="3" svg:d="M3794 16621h1066v946h1066" svg:viewBox="0 0 2133 947">
          <text:p/>
        </draw:connector>
        <draw:custom-shape draw:style-name="gr2" draw:text-style-name="P1" xml:id="id7" draw:id="id7" draw:layer="layout" svg:width="5.461cm" svg:height="3.188cm" svg:x="5.926cm" svg:y="15.973cm">
          <text:p text:style-name="P1">R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43cm" svg:height="1.143cm" svg:x="6.536cm" svg:y="17.182cm">
          <text:p text:style-name="P2"><text:span text:style-name="T1">M_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143cm" svg:height="1.143cm" svg:x="7.936cm" svg:y="17.182cm">
          <text:p text:style-name="P2"><text:span text:style-name="T1">M_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143cm" svg:height="1.143cm" svg:x="9.736cm" svg:y="17.182cm">
          <text:p text:style-name="P2"><text:span text:style-name="T1">M_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7.177cm" svg:y1="15.478cm" svg:x2="7.177cm" svg:y2="13.573cm">
          <text:p/>
        </draw:line>
        <draw:line draw:style-name="gr3" draw:text-style-name="P1" draw:layer="layout" svg:x1="8.766cm" svg:y1="15.478cm" svg:x2="8.766cm" svg:y2="13.573cm">
          <text:p/>
        </draw:line>
        <draw:line draw:style-name="gr7" draw:text-style-name="P1" draw:layer="layout" svg:x1="10.266cm" svg:y1="15.479cm" svg:x2="10.266cm" svg:y2="13.574cm">
          <text:p text:style-name="P1"/>
        </draw:line>
        <draw:frame draw:style-name="gr8" draw:text-style-name="P3" draw:layer="layout" svg:width="4.318cm" svg:height="0.758cm" svg:x="6.588cm" svg:y="15.355cm">
          <draw:text-box>
            <text:p text:style-name="P3"><text:span text:style-name="T1">Configs/Parameters</text:span></text:p>
          </draw:text-box>
        </draw:frame>
        <draw:connector draw:style-name="gr3" draw:text-style-name="P1" draw:layer="layout" draw:line-skew="-2.667cm" svg:x1="4.111cm" svg:y1="7.477cm" svg:x2="2.778cm" svg:y2="14.716cm" draw:start-shape="id5" draw:start-glue-point="2" draw:end-shape="id6" svg:d="M4111 7477v952h-1333v6287" svg:viewBox="0 0 1334 7240">
          <text:p/>
        </draw:connector>
        <draw:frame draw:style-name="gr4" draw:layer="layout" svg:width="17.78cm" svg:height="0.962cm" svg:x="2.986cm" svg:y="1.127cm">
          <draw:text-box>
            <text:p>Simplified Strategy Architec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5:28:43.032201054</meta:creation-date>
    <dc:date>2018-05-29T16:16:14.656748844</dc:date>
    <meta:editing-duration>PT1M19S</meta:editing-duration>
    <meta:editing-cycles>1</meta:editing-cycles>
    <meta:document-statistic meta:object-count="46"/>
    <meta:generator>LibreOffice/4.2.8.2$Linux_X86_64 LibreOffice_project/420m0$Build-2</meta:generator>
  </office:meta>
</office:document-meta>
</file>